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DD - Krokodil</text:span></text:p>
      <text:p text:style-name="P2"><text:span text:style-name="T2">Sobreviva a invasão zumbi</text:span></text:p>
      <text:p text:style-name="P2"><text:span text:style-name="T2">Em um mundo que humanos infectados se tornaram besta feras sedentas de carne, você é o unico que não foi infectado. Todos que conhecia se transformaram, a mutação mudou suas caracteristicas alguns ficaram verdes e mais rapido, vermelhos os menos perigosos mas os azuis se tornaram extremamente fortes mas se locomoviam bem devagar. Eu não estou sozinho a minha unica aliada é minha metralhadora com lanterna embutida que me ajuda a enchergar em meio a toda nevoa.</text:span></text:p>
      <text:p text:style-name="P2"><text:span text:style-name="T3">Gameplay</text:span></text:p>
      <text:p text:style-name="P2"><text:span text:style-name="T4">O jogador conta com um um sistema de visão o qual os inimigos só podem ser vistos quando estiverem dentro, munição infinita.</text:span></text:p>
      <text:p text:style-name="P2"><text:span text:style-name="T4">O jogador pode se locomover nas teclas a, w, s, d</text:span></text:p>
      <text:p text:style-name="P2"><text:span text:style-name="T4">Com o mouse o jogador muda a direção e atira com o botão esquero do mouse.</text:span></text:p>
      <text:p text:style-name="P2"><text:span text:style-name="T4">Shift corre</text:span></text:p>
      <text:p text:style-name="P2"><text:span text:style-name="T5">Checkpoint</text:span></text:p>
      <text:p text:style-name="P2"><text:span text:style-name="T6">A cada avanço de mapa o jogo salva.</text:span></text:p>
      <text:p text:style-name="P2"><text:span text:style-name="T7">Objetivo</text:span></text:p>
      <text:p text:style-name="P2"><text:span text:style-name="T8">Encontre uma porta para sair de cada mapa.</text:span></text:p>
      <text:p text:style-name="P2"><text:span text:style-name="T9">Som</text:span></text:p>
      <text:p text:style-name="P2"><text:span text:style-name="T10">Soldat - ak, damage, reload</text:span></text:p>
      <text:p text:style-name="P2"><text:span text:style-name="T10">Risada - coringa internet</text:span></text:p>
      <text:p text:style-name="P2"><text:span text:style-name="T10">Ambiente - internet</text:span></text:p>
      <text:p text:style-name="P2"><text:span text:style-name="T10">Zumbis - internet</text:span></text:p>
      <text:p text:style-name="P2"><text:span text:style-name="T11">Sprites</text:span></text:p>
      <text:p text:style-name="P3"><draw:frame text:anchor-type="as-char" svg:width="132.29mm" svg:height="137.32mm" style:rel-width="scale" style:rel-height="scale"><draw:object-ole xlink:href="OleObj1"/><draw:image xlink:href="ObjectReplacements/OleObj1"/></draw:frame><text:span text:style-name="T12"/></text:p>
      <text:p text:style-name="P4"><text:span text:style-name="T12"/></text:p>
      <text:p text:style-name="P4"><text:span text:style-name="T13">Tileset</text:span></text:p>
      <text:p text:style-name="P5"><draw:frame text:anchor-type="as-char" svg:width="25.40mm" svg:height="33.87mm" style:rel-width="scale" style:rel-height="scale"><draw:object-ole xlink:href="OleObj2"/><draw:image xlink:href="ObjectReplacements/OleObj2"/></draw:frame><text:span text:style-name="T14"/></text:p>
      <text:p text:style-name="P6"><text:span text:style-name="T15">Telas</text:span></text:p>
      <text:p text:style-name="P7"><draw:frame text:anchor-type="as-char" svg:width="152.40mm" svg:height="114.04mm" style:rel-width="scale" style:rel-height="scale"><draw:object-ole xlink:href="OleObj3"/><draw:image xlink:href="ObjectReplacements/OleObj3"/></draw:frame><text:span text:style-name="T16"/></text:p>
      <text:p text:style-name="P7"><text:span text:style-name="T16"/></text:p>
      <text:p text:style-name="P7"><draw:frame text:anchor-type="as-char" svg:width="152.40mm" svg:height="114.30mm" style:rel-width="scale" style:rel-height="scale"><draw:object-ole xlink:href="OleObj4"/><draw:image xlink:href="ObjectReplacements/OleObj4"/></draw:frame><text:span text:style-name="T16"/></text:p>
      <text:p text:style-name="P7"><text:span text:style-name="T16"/></text:p>
      <text:p text:style-name="P8"><text:span text:style-name="T16"/></text:p>
      <text:p text:style-name="P9"><draw:frame text:anchor-type="as-char" svg:width="152.40mm" svg:height="114.30mm" style:rel-width="scale" style:rel-height="scale"><draw:object-ole xlink:href="OleObj5"/><draw:image xlink:href="ObjectReplacements/OleObj5"/></draw:frame><text:span text:style-name="T16"/></text:p>
      <text:p text:style-name="P9"><text:span text:style-name="T17">Mapas</text:span></text:p>
      <text:p text:style-name="P9"><draw:frame text:anchor-type="as-char" svg:width="148.17mm" svg:height="148.17mm" style:rel-width="scale" style:rel-height="scale"><draw:object-ole xlink:href="OleObj6"/><draw:image xlink:href="ObjectReplacements/OleObj6"/></draw:frame><text:span text:style-name="T17"/></text:p>
      <text:p text:style-name="P9"><draw:frame text:anchor-type="as-char" svg:width="148.17mm" svg:height="148.17mm" style:rel-width="scale" style:rel-height="scale"><draw:object-ole xlink:href="OleObj7"/><draw:image xlink:href="ObjectReplacements/OleObj7"/></draw:frame><text:span text:style-name="T17"/></text:p>
      <text:p text:style-name="P9"><draw:frame text:anchor-type="as-char" svg:width="132.29mm" svg:height="132.29mm" style:rel-width="scale" style:rel-height="scale"><draw:object-ole xlink:href="OleObj8"/><draw:image xlink:href="ObjectReplacements/OleObj8"/></draw:frame><text:span text:style-name="T17"/></text:p>
      <text:p text:style-name="P9"><text:span text:style-name="T17"/></text:p>
      <text:p text:style-name="P9"><draw:frame text:anchor-type="as-char" svg:width="148.17mm" svg:height="148.17mm" style:rel-width="scale" style:rel-height="scale"><draw:object-ole xlink:href="OleObj9"/><draw:image xlink:href="ObjectReplacements/OleObj9"/></draw:frame><text:span text:style-name="T18"/></text:p>
      <text:p text:style-name="P9"><text:span text:style-name="T18"/></text:p>
      <text:p text:style-name="P9"><text:span text:style-name="T19">Engine</text:span></text:p>
      <text:p text:style-name="P9"><text:span text:style-name="T20">Phaser</text:span></text:p>
      <text:p text:style-name="P9"><text:span text:style-name="T21">Editor de imagem</text:span></text:p>
      <text:p text:style-name="P9"><text:span text:style-name="T22">Paint, Adobe PS</text:span></text:p>
      <text:p text:style-name="P9"><text:span text:style-name="T23"/></text:p>
      <text:p text:style-name="P9"><text:span text:style-name="T24">Programadores</text:span></text:p>
      <text:p text:style-name="P9"><text:span text:style-name="T25">Marcelo</text:span></text:p>
      <text:p text:style-name="P9"><text:span text:style-name="T25">Deangelis</text:span></text:p>
      <text:p text:style-name="P9"><text:span text:style-name="T25">Roberto</text:span></text:p>
      <text:p text:style-name="P10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